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olcul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Parsel alanı</text:p>
          </table:table-cell>
          <table:table-cell/>
          <table:table-cell office:value-type="float" office:value="729.21" calcext:value-type="float">
            <text:p>729,21</text:p>
          </table:table-cell>
          <table:table-cell/>
          <table:table-cell office:value-type="string" calcext:value-type="string">
            <text:p>ön bahçe 1</text:p>
          </table:table-cell>
          <table:table-cell office:value-type="float" office:value="31.71" calcext:value-type="float">
            <text:p>31,71</text:p>
          </table:table-cell>
          <table:table-cell office:value-type="float" office:value="5" calcext:value-type="float">
            <text:p>5</text:p>
          </table:table-cell>
          <table:table-cell table:formula="of:=[.H3]*[.G3]" office:value-type="float" office:value="158.55" calcext:value-type="float">
            <text:p>158,55</text:p>
          </table:table-cell>
        </table:table-row>
        <table:table-row table:style-name="ro1">
          <table:table-cell/>
          <table:table-cell office:value-type="string" calcext:value-type="string">
            <text:p>bahçeler</text:p>
          </table:table-cell>
          <table:table-cell/>
          <table:table-cell table:formula="of:=[.I7]" office:value-type="float" office:value="441.25" calcext:value-type="float">
            <text:p>441,25</text:p>
          </table:table-cell>
          <table:table-cell/>
          <table:table-cell office:value-type="string" calcext:value-type="string">
            <text:p>yan sol</text:p>
          </table:table-cell>
          <table:table-cell office:value-type="float" office:value="19.4" calcext:value-type="float">
            <text:p>19,4</text:p>
          </table:table-cell>
          <table:table-cell office:value-type="float" office:value="5" calcext:value-type="float">
            <text:p>5</text:p>
          </table:table-cell>
          <table:table-cell table:formula="of:=[.H4]*[.G4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inşaat yapılabilir alan</text:p>
          </table:table-cell>
          <table:table-cell/>
          <table:table-cell table:formula="of:=[.D3]-[.D4]" office:value-type="float" office:value="287.96" calcext:value-type="float">
            <text:p>287,96</text:p>
          </table:table-cell>
          <table:table-cell/>
          <table:table-cell office:value-type="string" calcext:value-type="string">
            <text:p>arka bahçe</text:p>
          </table:table-cell>
          <table:table-cell office:value-type="float" office:value="24.43" calcext:value-type="float">
            <text:p>24,43</text:p>
          </table:table-cell>
          <table:table-cell office:value-type="float" office:value="3" calcext:value-type="float">
            <text:p>3</text:p>
          </table:table-cell>
          <table:table-cell table:formula="of:=[.H5]*[.G5]" office:value-type="float" office:value="73.29" calcext:value-type="float">
            <text:p>73,2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yan bahçe</text:p>
          </table:table-cell>
          <table:table-cell office:value-type="float" office:value="37.47" calcext:value-type="float">
            <text:p>37,47</text:p>
          </table:table-cell>
          <table:table-cell office:value-type="float" office:value="3" calcext:value-type="float">
            <text:p>3</text:p>
          </table:table-cell>
          <table:table-cell table:formula="of:=[.H6]*[.G6]" office:value-type="float" office:value="112.41" calcext:value-type="float">
            <text:p>112,4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I3:.I6])" office:value-type="float" office:value="441.25" calcext:value-type="float">
            <text:p>441,25</text:p>
          </table:table-cell>
        </table:table-row>
        <table:table-row table:style-name="ro1">
          <table:table-cell/>
          <table:table-cell office:value-type="string" calcext:value-type="string">
            <text:p>kapalı alan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" office:value-type="percentage" office:value="0.15" calcext:value-type="percentage">
            <text:p>%1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ntsel dönüşüm</text:p>
          </table:table-cell>
          <table:table-cell table:style-name="ce1"/>
          <table:table-cell table:style-name="Default" table:formula="of:=[.D8]*[.E8]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emsal</text:p>
          </table:table-cell>
          <table:table-cell table:style-name="ce1"/>
          <table:table-cell table:formula="of:=[.D3]*[.E11]" office:value-type="float" office:value="437.526" calcext:value-type="float">
            <text:p>437,53</text:p>
          </table:table-cell>
          <table:table-cell table:style-name="ce1" office:value-type="percentage" office:value="0.6" calcext:value-type="percentage">
            <text:p>%60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sal + % 15</text:p>
          </table:table-cell>
          <table:table-cell table:style-name="ce1"/>
          <table:table-cell table:formula="of:=[.D11]+[.D9]" office:value-type="float" office:value="437.526" calcext:value-type="float">
            <text:p>437,53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Emsal + % 15 + %30</text:p>
          </table:table-cell>
          <table:table-cell/>
          <table:table-cell table:formula="of:=[.D12]*[.E13]" office:value-type="float" office:value="131.2578" calcext:value-type="float">
            <text:p>131,26</text:p>
          </table:table-cell>
          <table:table-cell table:style-name="ce1" office:value-type="percentage" office:value="0.3" calcext:value-type="percentage">
            <text:p>%30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kon alanı </text:p>
          </table:table-cell>
          <table:table-cell table:style-name="ce1" office:value-type="percentage" office:value="0.2" calcext:value-type="percentage">
            <text:p>%20,00</text:p>
          </table:table-cell>
          <table:table-cell table:formula="of:=[.D11]*[.C14]" office:value-type="float" office:value="87.5052" calcext:value-type="float">
            <text:p>87,51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Kat 3 alanı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Kat 2 alanı</text:p>
          </table:table-cell>
          <table:table-cell/>
          <table:table-cell table:formula="of:=[.D18]" office:value-type="float" office:value="218.763" calcext:value-type="float">
            <text:p>218,76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Kat 1 alanı</text:p>
          </table:table-cell>
          <table:table-cell/>
          <table:table-cell table:formula="of:=([.D12]+[.D13]+[.D14]-[.D19])/2" office:value-type="float" office:value="218.763" calcext:value-type="float">
            <text:p>218,76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kat giriş alanı</text:p>
          </table:table-cell>
          <table:table-cell/>
          <table:table-cell table:formula="of:=[.D12]/2" office:value-type="float" office:value="218.763" calcext:value-type="float">
            <text:p>218,76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Bodrum 1 alanı</text:p>
          </table:table-cell>
          <table:table-cell/>
          <table:table-cell table:formula="of:=[.D5]" office:value-type="float" office:value="287.96" calcext:value-type="float">
            <text:p>287,96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Katlar .alanı</text:p>
          </table:table-cell>
          <table:table-cell/>
          <table:table-cell table:formula="of:=SUM([.D16:.D21])" office:value-type="float" office:value="944.249" calcext:value-type="float">
            <text:p>944,25</text:p>
          </table:table-cell>
          <table:table-cell table:style-name="ce1"/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6:02:38.350572518</meta:creation-date>
    <dc:date>2023-08-21T01:06:25.432456946</dc:date>
    <meta:editing-duration>PT12M12S</meta:editing-duration>
    <meta:editing-cycles>5</meta:editing-cycles>
    <meta:generator>LibreOffice/7.3.7.2$Linux_X86_64 LibreOffice_project/30$Build-2</meta:generator>
    <meta:document-statistic meta:table-count="1" meta:cell-count="53" meta:object-count="0"/>
  </office:meta>
</office:document-meta>
</file>